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5ed76" officeooo:paragraph-rsid="0005ed76"/>
    </style:style>
    <style:style style:name="T1" style:family="text">
      <style:text-properties officeooo:rsid="0005ed76"/>
    </style:style>
    <style:style style:name="T2" style:family="text">
      <style:text-properties fo:font-style="italic" officeooo:rsid="0005ed7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5ed7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It has become quite a common habit of human beings to judge things before knowing the the internal essence of what they are judging. Throughout our day to day lives, we will often encounter these types of people and experience this phenomenon first hand. If you have a job anywhere, it is almost very likely you will eventually encounter a rude customer who believes that they are in the right to speak up as if they are the boss of the firm when in reality they do not understand the full story of what they are judging. As human beings, we all at some point make the mistake of making a judgement or coming to a conclusion prematurely, before we understand the true nature of a situation. </text:span></text:p>
      <text:p text:style-name="Standard"><text:tab/><text:span text:style-name="T1">In the shortstory </text:span><text:span text:style-name="T2">A Fable </text:span><text:span text:style-name="T4">by </text:span><text:span text:style-name="T2">Mark Twain, </text:span><text:span text:style-name="T4">we are introduced to an artist who paints a beautoful picture, and placed it in a particular way so it reflects off of a mirror and is softened, thus making it twice is pleasant as it was before. Next to where the artist lives, there is a forest where the animal residents of heard of a housecat who was described as civilized and refined, and this housecat gives the local animals information regarding the picture that is reflected off the mirror, and as a result each animal decides they wish to see the picture. One by one, each animal stands and looks into the mirror, but each time they see only a member of their species rather than a reflected picture. Almost every time, whenever one says that they can only see themselves, their fellow animal buddies doubt the nature of their statement and decide to look at the mirror, to their amazement showing them a reflection of themselves. The animals end up concluding that the housecat is essentially ­pulling a prank on them, and accused the cat of being a liar until being all confused by the sight of their own reflection. Had these animals known the context of the situation and had information regarding th­e angle of the image. Perhaps they would have had a different attitude regarding the information by the cat.</text:span></text:p>
      <text:p text:style-name="Standard"><text:span text:style-name="T4"><text:tab/>This story written by Mark Twain uncovers an inherent human flaw of prejudgement before fully understanding a situation. As human beings, we are often ignorant and hold our capacity for knowledge at a much higher level than which it actually is. In the scientific field, this is referred to as the “Dunning-Kruger Effect”. Because of this effect, we often exxaggerate our own knowledge and end up judging a collection of information based on our limited understanding at what is at hand instead of analyzing it in its interconnection. Like the ignorant animals depicted in Twain’s short-story, human beings will often look at a situation from a limited angle they have set up in their brain, and then smirkingly throw out assumptions before understanding its essence. Despite this story almost seeming like a children’s story. It undoubtedly reveals a flaw in human nature that we can all work on improving. By personifying the animals in the story, Twain is able to convey the lesson of ignorance and narrow-mindedness in a way that we can all relate to and understand. </text:span></text:p>
      <text:p text:style-name="Standard"><text:span text:style-name="T4"><text:tab/>A very term we often hear is “don’t judge a book by its cover,” and this is a lesson that can be perflectly tied into this lesson by twain. When we judge a book by its cover, we are looking at the skeletal structure of its existence rather than acknowledging the essence of it and viewing it from the angle an author would want us to view it from. When examining any work, be it art or literature, its important to try to figure out what the creator is trying to do with it so that we can view it from that angle to grasp the essence of what is being conveyed. If the animals would have done any logical analysis and found the correct angle to look at the mirror from, they would have seen the piece of art from the perspective intended rather than get into a silly argument and taking one another as lying fools out to deceive each other. The implications of viewing things from multiple angles includes being more patient and being more knowledgeable of a given situation. </text:span></text:p>
      <text:p text:style-name="Standard"><text:span text:style-name="T4"><text:tab/>In conclusion, it is very well known that human beings often make the mistake of coming up with assumptions and conclusions before they understand the full context of a given situation. In the story </text:span><text:span text:style-name="T2">A Fable, </text:span><text:span text:style-name="T4">Mark Twain uses the personification of animals looking into a mirror from the wrong angle, and not realizing their mistake and being flabbergasted due to all of the conclusions already made and their narrowmindedness. This lesson exposes an inherent human flaw of being too quick to judge and being slow to analyze and study. If there was less narrowminded ignorance and more critical analysis, there would be more patience and knowledge of a situation.</text:span></text:p>
      <text:p text:style-name="Standard"><text:span text:style-name="T4"/></text:p>
      <text:p text:style-name="P1"><text:soft-page-break/><text:span text:style-name="T3">Works Cited</text:span></text:p>
      <text:p text:style-name="P1"><text:span text:style-name="T3"/></text:p>
      <text:p text:style-name="P1"><text:span text:style-name="Citation">Twain, Mark, 1835-1910. A F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23:37:46.795724108</meta:creation-date>
    <dc:date>2023-02-20T00:07:16.715412973</dc:date>
    <meta:editing-duration>PT29M30S</meta:editing-duration>
    <meta:editing-cycles>1</meta:editing-cycles>
    <meta:document-statistic meta:table-count="0" meta:image-count="0" meta:object-count="0" meta:page-count="2" meta:paragraph-count="7" meta:word-count="839" meta:character-count="4760" meta:non-whitespace-character-count="3921"/>
    <meta:generator>LibreOffice/7.4.5.1$Linux_X86_64 LibreOffice_project/40$Build-1</meta:generator>
  </office:meta>
</office:document-meta>
</file>